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/>
    </style:style>
    <style:style style:name="P2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Times New Roman" fo:font-size="12pt"/>
    </style:style>
    <style:style style:name="P3" style:family="paragraph" style:parent-style-name="Standard" style:master-page-name="">
      <style:paragraph-properties fo:margin-left="0.383cm" fo:margin-right="0cm" fo:text-indent="-1.27cm" style:auto-text-indent="false" style:page-number="auto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P4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P5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P6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7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T1" style:family="text">
      <style:text-properties fo:font-weight="bold"/>
    </style:style>
    <style:style style:name="T2" style:family="text">
      <style:text-properties style:font-name="Times New Roman" fo:font-size="12pt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SE DA FARE:</text:p>
      <text:p text:style-name="P1"/>
      <text:list xml:id="list2823431585086902549" text:style-name="L1">
        <text:list-item>
          <text:p text:style-name="P5">Tipologie calendario da fare. Tutte le possibilità modalità di gioco e la creazione poi del</text:p>
          <text:p text:style-name="P5">calendario.</text:p>
        </text:list-item>
        <text:list-item>
          <text:p text:style-name="P5">Pagina inserisci formazione.</text:p>
        </text:list-item>
        <text:list-item>
          <text:p text:style-name="P5">Aggiungere la grafica dello stemma messo su crezione squadra anche allo stadio. E la stessa cosa va fatta anche alla pagina squadre.php (le tue squadre)</text:p>
        </text:list-item>
        <text:list-item>
          <text:p text:style-name="P5">Pagina di modifica della rosa da finire </text:p>
        </text:list-item>
        <text:list-item>
          <text:p text:style-name="P5">Pagina “regole” del campionato dell'utente normale.</text:p>
        </text:list-item>
        <text:list-item>
          <text:p text:style-name="P5">Pagina modifica utente da rifare.</text:p>
        </text:list-item>
        <text:list-item>
          <text:p text:style-name="P6"><text:span text:style-name="T2">Pagina Nuovo utente da rifare<text:tab/></text:span></text:p>
        </text:list-item>
        <text:list-item>
          <text:p text:style-name="P5">Punto della situazione sulle statistiche e voti.</text:p>
        </text:list-item>
        <text:list-item>
          <text:p text:style-name="P5">C'è da creare le impostazioni rose e impostazioni formazioni</text:p>
        </text:list-item>
        <text:list-item>
          <text:p text:style-name="P5">L'area sanzioni</text:p>
        </text:list-item>
        <text:list-item>
          <text:p text:style-name="P5">Possibilità per l'admin di inserire le formazioni delle altre squadre</text:p>
        </text:list-item>
        <text:list-item>
          <text:p text:style-name="P5">Nella pagina delle regole, sezione rose, c'è da far funzionare la scelta si/no. (daniel)</text:p>
        </text:list-item>
      </text:list>
      <text:p text:style-name="P4"/>
      <text:p text:style-name="P4">Attenzione: Per eliminare le righe della tabella “Appartiene” bisogna utilizzare la query: “DELETE FROM appartiene WHERE Nome_campo IN (IdDaEiminare)</text:p>
      <text:list xml:id="list2040661385" text:continue-numbering="true" text:style-name="L1">
        <text:list-header>
          <text:p text:style-name="P7"/>
        </text:list-header>
      </text:list>
      <text:p text:style-name="P3"/>
      <text:p text:style-name="P2"/>
      <text:p text:style-name="P2">Colori: <text:span text:style-name="T1">Home Page </text:span>- Celeste Sito / <text:span text:style-name="T1">Inserisci formazione - </text:span>Arancio / <text:s/><text:span text:style-name="T1">Crea Campionato</text:span> - Viola/ <text:span text:style-name="T1">Crea una nuova Squadra</text:span> - Verde / <text:span text:style-name="T1">Notifiche</text:span> - Rosso / <text:span text:style-name="T1">Documenti di Lega</text:span> - Giallo / <text:s/><text:span text:style-name="T1">Le Tue Squadre</text:span> - fucsia(opaco - <text:tab/></text:p>
      <text:p text:style-name="P2">db2bad)</text:p>
      <text:p text:style-name="P2"/>
      <text:p text:style-name="P2"/>
      <text:p text:style-name="P2"><text:tab/>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list xml:id="list792055148" text:style-name="L1"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meta:initial-creator>Gabriele Barlacchi</meta:initial-creator>
    <dc:date>2015-03-13T18:21:03</dc:date>
    <dc:creator>Gabriele Barlacchi</dc:creator>
    <meta:editing-duration>PT57M28S</meta:editing-duration>
    <meta:editing-cycles>6</meta:editing-cycles>
    <meta:document-statistic meta:table-count="0" meta:image-count="0" meta:object-count="0" meta:page-count="1" meta:paragraph-count="19" meta:word-count="184" meta:character-count="1110"/>
  </office:meta>
</office:document-meta>
</file>